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849162"/>
          <table:table-cell office:value-type="float" office:value="0.5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09.0"/>
          <table:table-cell office:value-type="float" office:value="38298.0"/>
          <table:table-cell office:value-type="float" office:value="128211.0"/>
          <table:table-cell office:value-type="float" office:value="123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839.0"/>
          <table:table-cell office:value-type="float" office:value="108432.0"/>
          <table:table-cell office:value-type="float" office:value="81549.0"/>
          <table:table-cell office:value-type="float" office:value="71966.0"/>
          <table:table-cell office:value-type="float" office:value="141991.0"/>
          <table:table-cell office:value-type="float" office:value="244.0"/>
          <table:table-cell office:value-type="float" office:value="0.720287"/>
          <table:table-cell office:value-type="float" office:value="0.42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70.0"/>
          <table:table-cell office:value-type="float" office:value="38307.0"/>
          <table:table-cell office:value-type="float" office:value="128242.0"/>
          <table:table-cell office:value-type="float" office:value="124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839.0"/>
          <table:table-cell office:value-type="float" office:value="108432.0"/>
          <table:table-cell office:value-type="float" office:value="81549.0"/>
          <table:table-cell office:value-type="float" office:value="71966.0"/>
          <table:table-cell office:value-type="float" office:value="121365.0"/>
          <table:table-cell office:value-type="float" office:value="244.0"/>
          <table:table-cell office:value-type="float" office:value="0.545338"/>
          <table:table-cell office:value-type="float" office:value="0.2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61.0"/>
          <table:table-cell office:value-type="float" office:value="16092.0"/>
          <table:table-cell office:value-type="float" office:value="55369.0"/>
          <table:table-cell office:value-type="float" office:value="10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38.0"/>
          <table:table-cell office:value-type="float" office:value="57971.0"/>
          <table:table-cell office:value-type="float" office:value="39144.0"/>
          <table:table-cell office:value-type="float" office:value="38594.0"/>
          <table:table-cell office:value-type="float" office:value="42300.0"/>
          <table:table-cell office:value-type="float" office:value="6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81648"/>
          <table:table-cell office:value-type="float" office:value="0.54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25.0"/>
          <table:table-cell office:value-type="float" office:value="38544.0"/>
          <table:table-cell office:value-type="float" office:value="129244.0"/>
          <table:table-cell office:value-type="float" office:value="119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945.0"/>
          <table:table-cell office:value-type="float" office:value="108980.0"/>
          <table:table-cell office:value-type="float" office:value="81819.0"/>
          <table:table-cell office:value-type="float" office:value="72354.0"/>
          <table:table-cell office:value-type="float" office:value="121415.0"/>
          <table:table-cell office:value-type="float" office:value="244.0"/>
          <table:table-cell office:value-type="float" office:value="0.861268"/>
          <table:table-cell office:value-type="float" office:value="0.53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82.0"/>
          <table:table-cell office:value-type="float" office:value="38535.0"/>
          <table:table-cell office:value-type="float" office:value="129213.0"/>
          <table:table-cell office:value-type="float" office:value="124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945.0"/>
          <table:table-cell office:value-type="float" office:value="108980.0"/>
          <table:table-cell office:value-type="float" office:value="81819.0"/>
          <table:table-cell office:value-type="float" office:value="72354.0"/>
          <table:table-cell office:value-type="float" office:value="142066.0"/>
          <table:table-cell office:value-type="float" office:value="244.0"/>
          <table:table-cell office:value-type="float" office:value="0.636238"/>
          <table:table-cell office:value-type="float" office:value="0.28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279.0"/>
          <table:table-cell office:value-type="float" office:value="16329.0"/>
          <table:table-cell office:value-type="float" office:value="56371.0"/>
          <table:table-cell office:value-type="float" office:value="103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244.0"/>
          <table:table-cell office:value-type="float" office:value="58519.0"/>
          <table:table-cell office:value-type="float" office:value="39414.0"/>
          <table:table-cell office:value-type="float" office:value="38982.0"/>
          <table:table-cell office:value-type="float" office:value="42350.0"/>
          <table:table-cell office:value-type="float" office:value="62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915144"/>
          <table:table-cell office:value-type="float" office:value="0.6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8.0"/>
          <table:table-cell office:value-type="float" office:value="38434.0"/>
          <table:table-cell office:value-type="float" office:value="128767.0"/>
          <table:table-cell office:value-type="float" office:value="119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901.0"/>
          <table:table-cell office:value-type="float" office:value="108721.0"/>
          <table:table-cell office:value-type="float" office:value="81684.0"/>
          <table:table-cell office:value-type="float" office:value="72149.0"/>
          <table:table-cell office:value-type="float" office:value="142016.0"/>
          <table:table-cell office:value-type="float" office:value="244.0"/>
          <table:table-cell office:value-type="float" office:value="1.22282"/>
          <table:table-cell office:value-type="float" office:value="0.86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45.0"/>
          <table:table-cell office:value-type="float" office:value="38434.0"/>
          <table:table-cell office:value-type="float" office:value="128767.0"/>
          <table:table-cell office:value-type="float" office:value="124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901.0"/>
          <table:table-cell office:value-type="float" office:value="108721.0"/>
          <table:table-cell office:value-type="float" office:value="81684.0"/>
          <table:table-cell office:value-type="float" office:value="72149.0"/>
          <table:table-cell office:value-type="float" office:value="142016.0"/>
          <table:table-cell office:value-type="float" office:value="244.0"/>
          <table:table-cell office:value-type="float" office:value="0.513857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30.0"/>
          <table:table-cell office:value-type="float" office:value="16229.0"/>
          <table:table-cell office:value-type="float" office:value="55928.0"/>
          <table:table-cell office:value-type="float" office:value="104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200.0"/>
          <table:table-cell office:value-type="float" office:value="58260.0"/>
          <table:table-cell office:value-type="float" office:value="39279.0"/>
          <table:table-cell office:value-type="float" office:value="38777.0"/>
          <table:table-cell office:value-type="float" office:value="42314.0"/>
          <table:table-cell office:value-type="float" office:value="6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83559"/>
          <table:table-cell office:value-type="float" office:value="0.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24.0"/>
          <table:table-cell office:value-type="float" office:value="37545.0"/>
          <table:table-cell office:value-type="float" office:value="125594.0"/>
          <table:table-cell office:value-type="float" office:value="122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590.0"/>
          <table:table-cell office:value-type="float" office:value="107477.0"/>
          <table:table-cell office:value-type="float" office:value="80810.0"/>
          <table:table-cell office:value-type="float" office:value="71590.0"/>
          <table:table-cell office:value-type="float" office:value="121324.0"/>
          <table:table-cell office:value-type="float" office:value="244.0"/>
          <table:table-cell office:value-type="float" office:value="0.811598"/>
          <table:table-cell office:value-type="float" office:value="0.52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713.0"/>
          <table:table-cell office:value-type="float" office:value="37527.0"/>
          <table:table-cell office:value-type="float" office:value="125532.0"/>
          <table:table-cell office:value-type="float" office:value="116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590.0"/>
          <table:table-cell office:value-type="float" office:value="107477.0"/>
          <table:table-cell office:value-type="float" office:value="80810.0"/>
          <table:table-cell office:value-type="float" office:value="71590.0"/>
          <table:table-cell office:value-type="float" office:value="141938.0"/>
          <table:table-cell office:value-type="float" office:value="244.0"/>
          <table:table-cell office:value-type="float" office:value="0.554954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449.0"/>
          <table:table-cell office:value-type="float" office:value="15330.0"/>
          <table:table-cell office:value-type="float" office:value="52722.0"/>
          <table:table-cell office:value-type="float" office:value="101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889.0"/>
          <table:table-cell office:value-type="float" office:value="57016.0"/>
          <table:table-cell office:value-type="float" office:value="38405.0"/>
          <table:table-cell office:value-type="float" office:value="38218.0"/>
          <table:table-cell office:value-type="float" office:value="42250.0"/>
          <table:table-cell office:value-type="float" office:value="62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879904"/>
          <table:table-cell office:value-type="float" office:value="0.55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32.0"/>
          <table:table-cell office:value-type="float" office:value="38160.0"/>
          <table:table-cell office:value-type="float" office:value="127857.0"/>
          <table:table-cell office:value-type="float" office:value="124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837.0"/>
          <table:table-cell office:value-type="float" office:value="108484.0"/>
          <table:table-cell office:value-type="float" office:value="81450.0"/>
          <table:table-cell office:value-type="float" office:value="72143.0"/>
          <table:table-cell office:value-type="float" office:value="142017.0"/>
          <table:table-cell office:value-type="float" office:value="244.0"/>
          <table:table-cell office:value-type="float" office:value="0.840202"/>
          <table:table-cell office:value-type="float" office:value="0.5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23.0"/>
          <table:table-cell office:value-type="float" office:value="38151.0"/>
          <table:table-cell office:value-type="float" office:value="127826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837.0"/>
          <table:table-cell office:value-type="float" office:value="108484.0"/>
          <table:table-cell office:value-type="float" office:value="81450.0"/>
          <table:table-cell office:value-type="float" office:value="72143.0"/>
          <table:table-cell office:value-type="float" office:value="142021.0"/>
          <table:table-cell office:value-type="float" office:value="244.0"/>
          <table:table-cell office:value-type="float" office:value="0.664567"/>
          <table:table-cell office:value-type="float" office:value="0.30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77.0"/>
          <table:table-cell office:value-type="float" office:value="3538.0"/>
          <table:table-cell office:value-type="float" office:value="15954.0"/>
          <table:table-cell office:value-type="float" office:value="55017.0"/>
          <table:table-cell office:value-type="float" office:value="10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36.0"/>
          <table:table-cell office:value-type="float" office:value="58023.0"/>
          <table:table-cell office:value-type="float" office:value="39045.0"/>
          <table:table-cell office:value-type="float" office:value="38771.0"/>
          <table:table-cell office:value-type="float" office:value="42311.0"/>
          <table:table-cell office:value-type="float" office:value="6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46953"/>
          <table:table-cell office:value-type="float" office:value="1.199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603.0"/>
          <table:table-cell office:value-type="float" office:value="23205.0"/>
          <table:table-cell office:value-type="float" office:value="43497.0"/>
          <table:table-cell office:value-type="float" office:value="147016.0"/>
          <table:table-cell office:value-type="float" office:value="124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166.0"/>
          <table:table-cell office:value-type="float" office:value="117186.0"/>
          <table:table-cell office:value-type="float" office:value="87119.0"/>
          <table:table-cell office:value-type="float" office:value="76987.0"/>
          <table:table-cell office:value-type="float" office:value="122360.0"/>
          <table:table-cell office:value-type="float" office:value="244.0"/>
          <table:table-cell office:value-type="float" office:value="0.900662"/>
          <table:table-cell office:value-type="float" office:value="0.5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60.0"/>
          <table:table-cell office:value-type="float" office:value="43497.0"/>
          <table:table-cell office:value-type="float" office:value="147016.0"/>
          <table:table-cell office:value-type="float" office:value="125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66.0"/>
          <table:table-cell office:value-type="float" office:value="117186.0"/>
          <table:table-cell office:value-type="float" office:value="87119.0"/>
          <table:table-cell office:value-type="float" office:value="76987.0"/>
          <table:table-cell office:value-type="float" office:value="122360.0"/>
          <table:table-cell office:value-type="float" office:value="244.0"/>
          <table:table-cell office:value-type="float" office:value="0.615704"/>
          <table:table-cell office:value-type="float" office:value="0.29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21281.0"/>
          <table:table-cell office:value-type="float" office:value="74140.0"/>
          <table:table-cell office:value-type="float" office:value="106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465.0"/>
          <table:table-cell office:value-type="float" office:value="66725.0"/>
          <table:table-cell office:value-type="float" office:value="44714.0"/>
          <table:table-cell office:value-type="float" office:value="43615.0"/>
          <table:table-cell office:value-type="float" office:value="43304.0"/>
          <table:table-cell office:value-type="float" office:value="62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764427"/>
          <table:table-cell office:value-type="float" office:value="0.4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5.0"/>
          <table:table-cell office:value-type="float" office:value="43354.0"/>
          <table:table-cell office:value-type="float" office:value="146494.0"/>
          <table:table-cell office:value-type="float" office:value="126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094.0"/>
          <table:table-cell office:value-type="float" office:value="116926.0"/>
          <table:table-cell office:value-type="float" office:value="86970.0"/>
          <table:table-cell office:value-type="float" office:value="76831.0"/>
          <table:table-cell office:value-type="float" office:value="122328.0"/>
          <table:table-cell office:value-type="float" office:value="244.0"/>
          <table:table-cell office:value-type="float" office:value="0.837216"/>
          <table:table-cell office:value-type="float" office:value="0.4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838.0"/>
          <table:table-cell office:value-type="float" office:value="43354.0"/>
          <table:table-cell office:value-type="float" office:value="146494.0"/>
          <table:table-cell office:value-type="float" office:value="125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094.0"/>
          <table:table-cell office:value-type="float" office:value="116926.0"/>
          <table:table-cell office:value-type="float" office:value="86970.0"/>
          <table:table-cell office:value-type="float" office:value="76831.0"/>
          <table:table-cell office:value-type="float" office:value="122328.0"/>
          <table:table-cell office:value-type="float" office:value="244.0"/>
          <table:table-cell office:value-type="float" office:value="0.665943"/>
          <table:table-cell office:value-type="float" office:value="0.4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40.0"/>
          <table:table-cell office:value-type="float" office:value="21138.0"/>
          <table:table-cell office:value-type="float" office:value="73618.0"/>
          <table:table-cell office:value-type="float" office:value="107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393.0"/>
          <table:table-cell office:value-type="float" office:value="66465.0"/>
          <table:table-cell office:value-type="float" office:value="44565.0"/>
          <table:table-cell office:value-type="float" office:value="43459.0"/>
          <table:table-cell office:value-type="float" office:value="43264.0"/>
          <table:table-cell office:value-type="float" office:value="62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5254"/>
          <table:table-cell office:value-type="float" office:value="1.17"/>
          <table:table-cell office:value-type="float" office:value="0.7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55.0"/>
          <table:table-cell office:value-type="float" office:value="8733.0"/>
          <table:table-cell office:value-type="float" office:value="43282.0"/>
          <table:table-cell office:value-type="float" office:value="146216.0"/>
          <table:table-cell office:value-type="float" office:value="124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071.0"/>
          <table:table-cell office:value-type="float" office:value="116796.0"/>
          <table:table-cell office:value-type="float" office:value="86898.0"/>
          <table:table-cell office:value-type="float" office:value="76746.0"/>
          <table:table-cell office:value-type="float" office:value="122340.0"/>
          <table:table-cell office:value-type="float" office:value="244.0"/>
          <table:table-cell office:value-type="float" office:value="0.928937"/>
          <table:table-cell office:value-type="float" office:value="0.5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43282.0"/>
          <table:table-cell office:value-type="float" office:value="146216.0"/>
          <table:table-cell office:value-type="float" office:value="124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071.0"/>
          <table:table-cell office:value-type="float" office:value="116796.0"/>
          <table:table-cell office:value-type="float" office:value="86898.0"/>
          <table:table-cell office:value-type="float" office:value="76746.0"/>
          <table:table-cell office:value-type="float" office:value="122340.0"/>
          <table:table-cell office:value-type="float" office:value="244.0"/>
          <table:table-cell office:value-type="float" office:value="0.629154"/>
          <table:table-cell office:value-type="float" office:value="0.3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28.0"/>
          <table:table-cell office:value-type="float" office:value="21066.0"/>
          <table:table-cell office:value-type="float" office:value="73340.0"/>
          <table:table-cell office:value-type="float" office:value="10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370.0"/>
          <table:table-cell office:value-type="float" office:value="66335.0"/>
          <table:table-cell office:value-type="float" office:value="44493.0"/>
          <table:table-cell office:value-type="float" office:value="43374.0"/>
          <table:table-cell office:value-type="float" office:value="43272.0"/>
          <table:table-cell office:value-type="float" office:value="624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865529"/>
          <table:table-cell office:value-type="float" office:value="0.4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4.0"/>
          <table:table-cell office:value-type="float" office:value="43491.0"/>
          <table:table-cell office:value-type="float" office:value="147002.0"/>
          <table:table-cell office:value-type="float" office:value="127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70.0"/>
          <table:table-cell office:value-type="float" office:value="117188.0"/>
          <table:table-cell office:value-type="float" office:value="87121.0"/>
          <table:table-cell office:value-type="float" office:value="76991.0"/>
          <table:table-cell office:value-type="float" office:value="122384.0"/>
          <table:table-cell office:value-type="float" office:value="244.0"/>
          <table:table-cell office:value-type="float" office:value="1.46941"/>
          <table:table-cell office:value-type="float" office:value="1.103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502.0"/>
          <table:table-cell office:value-type="float" office:value="20794.0"/>
          <table:table-cell office:value-type="float" office:value="43491.0"/>
          <table:table-cell office:value-type="float" office:value="147002.0"/>
          <table:table-cell office:value-type="float" office:value="125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170.0"/>
          <table:table-cell office:value-type="float" office:value="117188.0"/>
          <table:table-cell office:value-type="float" office:value="87121.0"/>
          <table:table-cell office:value-type="float" office:value="76991.0"/>
          <table:table-cell office:value-type="float" office:value="122384.0"/>
          <table:table-cell office:value-type="float" office:value="244.0"/>
          <table:table-cell office:value-type="float" office:value="0.646698"/>
          <table:table-cell office:value-type="float" office:value="0.3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6.0"/>
          <table:table-cell office:value-type="float" office:value="21275.0"/>
          <table:table-cell office:value-type="float" office:value="74126.0"/>
          <table:table-cell office:value-type="float" office:value="102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469.0"/>
          <table:table-cell office:value-type="float" office:value="66727.0"/>
          <table:table-cell office:value-type="float" office:value="44716.0"/>
          <table:table-cell office:value-type="float" office:value="43619.0"/>
          <table:table-cell office:value-type="float" office:value="43328.0"/>
          <table:table-cell office:value-type="float" office:value="62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884413"/>
          <table:table-cell office:value-type="float" office:value="0.58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1.0"/>
          <table:table-cell office:value-type="float" office:value="2919.0"/>
          <table:table-cell office:value-type="float" office:value="43429.0"/>
          <table:table-cell office:value-type="float" office:value="146747.0"/>
          <table:table-cell office:value-type="float" office:value="125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34.0"/>
          <table:table-cell office:value-type="float" office:value="117053.0"/>
          <table:table-cell office:value-type="float" office:value="87048.0"/>
          <table:table-cell office:value-type="float" office:value="76905.0"/>
          <table:table-cell office:value-type="float" office:value="122343.0"/>
          <table:table-cell office:value-type="float" office:value="244.0"/>
          <table:table-cell office:value-type="float" office:value="0.840217"/>
          <table:table-cell office:value-type="float" office:value="0.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43429.0"/>
          <table:table-cell office:value-type="float" office:value="146747.0"/>
          <table:table-cell office:value-type="float" office:value="124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34.0"/>
          <table:table-cell office:value-type="float" office:value="117053.0"/>
          <table:table-cell office:value-type="float" office:value="87048.0"/>
          <table:table-cell office:value-type="float" office:value="76905.0"/>
          <table:table-cell office:value-type="float" office:value="122343.0"/>
          <table:table-cell office:value-type="float" office:value="244.0"/>
          <table:table-cell office:value-type="float" office:value="0.629282"/>
          <table:table-cell office:value-type="float" office:value="0.3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5.0"/>
          <table:table-cell office:value-type="float" office:value="21213.0"/>
          <table:table-cell office:value-type="float" office:value="73871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433.0"/>
          <table:table-cell office:value-type="float" office:value="66592.0"/>
          <table:table-cell office:value-type="float" office:value="44643.0"/>
          <table:table-cell office:value-type="float" office:value="43533.0"/>
          <table:table-cell office:value-type="float" office:value="43283.0"/>
          <table:table-cell office:value-type="float" office:value="62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06731"/>
          <table:table-cell office:value-type="float" office:value="0.76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519.0"/>
          <table:table-cell office:value-type="float" office:value="56142.0"/>
          <table:table-cell office:value-type="float" office:value="192663.0"/>
          <table:table-cell office:value-type="float" office:value="132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279.0"/>
          <table:table-cell office:value-type="float" office:value="153020.0"/>
          <table:table-cell office:value-type="float" office:value="111160.0"/>
          <table:table-cell office:value-type="float" office:value="101657.0"/>
          <table:table-cell office:value-type="float" office:value="153967.0"/>
          <table:table-cell office:value-type="float" office:value="305.0"/>
          <table:table-cell office:value-type="float" office:value="1.04376"/>
          <table:table-cell office:value-type="float" office:value="0.65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69.0"/>
          <table:table-cell office:value-type="float" office:value="56142.0"/>
          <table:table-cell office:value-type="float" office:value="192663.0"/>
          <table:table-cell office:value-type="float" office:value="124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279.0"/>
          <table:table-cell office:value-type="float" office:value="153020.0"/>
          <table:table-cell office:value-type="float" office:value="111160.0"/>
          <table:table-cell office:value-type="float" office:value="101657.0"/>
          <table:table-cell office:value-type="float" office:value="153967.0"/>
          <table:table-cell office:value-type="float" office:value="305.0"/>
          <table:table-cell office:value-type="float" office:value="0.599516"/>
          <table:table-cell office:value-type="float" office:value="0.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6.0"/>
          <table:table-cell office:value-type="float" office:value="28372.0"/>
          <table:table-cell office:value-type="float" office:value="101568.0"/>
          <table:table-cell office:value-type="float" office:value="111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899.0"/>
          <table:table-cell office:value-type="float" office:value="89940.0"/>
          <table:table-cell office:value-type="float" office:value="58150.0"/>
          <table:table-cell office:value-type="float" office:value="59942.0"/>
          <table:table-cell office:value-type="float" office:value="55142.0"/>
          <table:table-cell office:value-type="float" office:value="78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1.03794"/>
          <table:table-cell office:value-type="float" office:value="0.72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570.0"/>
          <table:table-cell office:value-type="float" office:value="55714.0"/>
          <table:table-cell office:value-type="float" office:value="191189.0"/>
          <table:table-cell office:value-type="float" office:value="135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131.0"/>
          <table:table-cell office:value-type="float" office:value="152501.0"/>
          <table:table-cell office:value-type="float" office:value="110743.0"/>
          <table:table-cell office:value-type="float" office:value="101462.0"/>
          <table:table-cell office:value-type="float" office:value="180755.0"/>
          <table:table-cell office:value-type="float" office:value="305.0"/>
          <table:table-cell office:value-type="float" office:value="0.9722"/>
          <table:table-cell office:value-type="float" office:value="0.66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52.0"/>
          <table:table-cell office:value-type="float" office:value="55723.0"/>
          <table:table-cell office:value-type="float" office:value="191220.0"/>
          <table:table-cell office:value-type="float" office:value="136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131.0"/>
          <table:table-cell office:value-type="float" office:value="152501.0"/>
          <table:table-cell office:value-type="float" office:value="110743.0"/>
          <table:table-cell office:value-type="float" office:value="101462.0"/>
          <table:table-cell office:value-type="float" office:value="153880.0"/>
          <table:table-cell office:value-type="float" office:value="305.0"/>
          <table:table-cell office:value-type="float" office:value="0.590106"/>
          <table:table-cell office:value-type="float" office:value="0.3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4.0"/>
          <table:table-cell office:value-type="float" office:value="27954.0"/>
          <table:table-cell office:value-type="float" office:value="100128.0"/>
          <table:table-cell office:value-type="float" office:value="10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51.0"/>
          <table:table-cell office:value-type="float" office:value="89421.0"/>
          <table:table-cell office:value-type="float" office:value="57733.0"/>
          <table:table-cell office:value-type="float" office:value="59747.0"/>
          <table:table-cell office:value-type="float" office:value="55038.0"/>
          <table:table-cell office:value-type="float" office:value="78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976738"/>
          <table:table-cell office:value-type="float" office:value="0.62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34.0"/>
          <table:table-cell office:value-type="float" office:value="55855.0"/>
          <table:table-cell office:value-type="float" office:value="191631.0"/>
          <table:table-cell office:value-type="float" office:value="138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214.0"/>
          <table:table-cell office:value-type="float" office:value="152692.0"/>
          <table:table-cell office:value-type="float" office:value="110884.0"/>
          <table:table-cell office:value-type="float" office:value="101558.0"/>
          <table:table-cell office:value-type="float" office:value="153929.0"/>
          <table:table-cell office:value-type="float" office:value="305.0"/>
          <table:table-cell office:value-type="float" office:value="1.02338"/>
          <table:table-cell office:value-type="float" office:value="0.69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66.0"/>
          <table:table-cell office:value-type="float" office:value="55837.0"/>
          <table:table-cell office:value-type="float" office:value="191569.0"/>
          <table:table-cell office:value-type="float" office:value="135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214.0"/>
          <table:table-cell office:value-type="float" office:value="152692.0"/>
          <table:table-cell office:value-type="float" office:value="110884.0"/>
          <table:table-cell office:value-type="float" office:value="101558.0"/>
          <table:table-cell office:value-type="float" office:value="180816.0"/>
          <table:table-cell office:value-type="float" office:value="305.0"/>
          <table:table-cell office:value-type="float" office:value="0.633407"/>
          <table:table-cell office:value-type="float" office:value="0.33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1806.0"/>
          <table:table-cell office:value-type="float" office:value="28087.0"/>
          <table:table-cell office:value-type="float" office:value="100542.0"/>
          <table:table-cell office:value-type="float" office:value="111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834.0"/>
          <table:table-cell office:value-type="float" office:value="89612.0"/>
          <table:table-cell office:value-type="float" office:value="57874.0"/>
          <table:table-cell office:value-type="float" office:value="59843.0"/>
          <table:table-cell office:value-type="float" office:value="55098.0"/>
          <table:table-cell office:value-type="float" office:value="78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1200.0"/>
          <table:table-cell office:value-type="float" office:value="0.671"/>
          <table:table-cell office:value-type="float" office:value="0.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675.0"/>
          <table:table-cell office:value-type="float" office:value="56327.0"/>
          <table:table-cell office:value-type="float" office:value="193355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63.0"/>
          <table:table-cell office:value-type="float" office:value="153351.0"/>
          <table:table-cell office:value-type="float" office:value="111364.0"/>
          <table:table-cell office:value-type="float" office:value="101863.0"/>
          <table:table-cell office:value-type="float" office:value="153997.0"/>
          <table:table-cell office:value-type="float" office:value="305.0"/>
          <table:table-cell office:value-type="float" office:value="1.08764"/>
          <table:table-cell office:value-type="float" office:value="0.77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14.0"/>
          <table:table-cell office:value-type="float" office:value="4452.0"/>
          <table:table-cell office:value-type="float" office:value="56327.0"/>
          <table:table-cell office:value-type="float" office:value="193355.0"/>
          <table:table-cell office:value-type="float" office:value="137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363.0"/>
          <table:table-cell office:value-type="float" office:value="153351.0"/>
          <table:table-cell office:value-type="float" office:value="111364.0"/>
          <table:table-cell office:value-type="float" office:value="101863.0"/>
          <table:table-cell office:value-type="float" office:value="153997.0"/>
          <table:table-cell office:value-type="float" office:value="305.0"/>
          <table:table-cell office:value-type="float" office:value="0.684865"/>
          <table:table-cell office:value-type="float" office:value="0.3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26.0"/>
          <table:table-cell office:value-type="float" office:value="28557.0"/>
          <table:table-cell office:value-type="float" office:value="102260.0"/>
          <table:table-cell office:value-type="float" office:value="112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983.0"/>
          <table:table-cell office:value-type="float" office:value="90271.0"/>
          <table:table-cell office:value-type="float" office:value="58354.0"/>
          <table:table-cell office:value-type="float" office:value="60148.0"/>
          <table:table-cell office:value-type="float" office:value="55168.0"/>
          <table:table-cell office:value-type="float" office:value="78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.05561"/>
          <table:table-cell office:value-type="float" office:value="0.71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539.0"/>
          <table:table-cell office:value-type="float" office:value="56245.0"/>
          <table:table-cell office:value-type="float" office:value="193064.0"/>
          <table:table-cell office:value-type="float" office:value="135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2.0"/>
          <table:table-cell office:value-type="float" office:value="153226.0"/>
          <table:table-cell office:value-type="float" office:value="111289.0"/>
          <table:table-cell office:value-type="float" office:value="101795.0"/>
          <table:table-cell office:value-type="float" office:value="153996.0"/>
          <table:table-cell office:value-type="float" office:value="305.0"/>
          <table:table-cell office:value-type="float" office:value="1.02713"/>
          <table:table-cell office:value-type="float" office:value="0.6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647.0"/>
          <table:table-cell office:value-type="float" office:value="56245.0"/>
          <table:table-cell office:value-type="float" office:value="193064.0"/>
          <table:table-cell office:value-type="float" office:value="135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332.0"/>
          <table:table-cell office:value-type="float" office:value="153226.0"/>
          <table:table-cell office:value-type="float" office:value="111289.0"/>
          <table:table-cell office:value-type="float" office:value="101795.0"/>
          <table:table-cell office:value-type="float" office:value="153996.0"/>
          <table:table-cell office:value-type="float" office:value="305.0"/>
          <table:table-cell office:value-type="float" office:value="0.671249"/>
          <table:table-cell office:value-type="float" office:value="0.3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55.0"/>
          <table:table-cell office:value-type="float" office:value="28475.0"/>
          <table:table-cell office:value-type="float" office:value="101969.0"/>
          <table:table-cell office:value-type="float" office:value="113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952.0"/>
          <table:table-cell office:value-type="float" office:value="90146.0"/>
          <table:table-cell office:value-type="float" office:value="58279.0"/>
          <table:table-cell office:value-type="float" office:value="60080.0"/>
          <table:table-cell office:value-type="float" office:value="55167.0"/>
          <table:table-cell office:value-type="float" office:value="78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3156"/>
          <table:table-cell office:value-type="float" office:value="1.0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061.0"/>
          <table:table-cell office:value-type="float" office:value="11797.0"/>
          <table:table-cell office:value-type="float" office:value="63652.0"/>
          <table:table-cell office:value-type="float" office:value="220312.0"/>
          <table:table-cell office:value-type="float" office:value="138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76.0"/>
          <table:table-cell office:value-type="float" office:value="165933.0"/>
          <table:table-cell office:value-type="float" office:value="119234.0"/>
          <table:table-cell office:value-type="float" office:value="109074.0"/>
          <table:table-cell office:value-type="float" office:value="155403.0"/>
          <table:table-cell office:value-type="float" office:value="305.0"/>
          <table:table-cell office:value-type="float" office:value="1.15626"/>
          <table:table-cell office:value-type="float" office:value="0.7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4.0"/>
          <table:table-cell office:value-type="float" office:value="63652.0"/>
          <table:table-cell office:value-type="float" office:value="220312.0"/>
          <table:table-cell office:value-type="float" office:value="140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76.0"/>
          <table:table-cell office:value-type="float" office:value="165933.0"/>
          <table:table-cell office:value-type="float" office:value="119234.0"/>
          <table:table-cell office:value-type="float" office:value="109074.0"/>
          <table:table-cell office:value-type="float" office:value="155403.0"/>
          <table:table-cell office:value-type="float" office:value="305.0"/>
          <table:table-cell office:value-type="float" office:value="0.652946"/>
          <table:table-cell office:value-type="float" office:value="0.3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39.0"/>
          <table:table-cell office:value-type="float" office:value="35882.0"/>
          <table:table-cell office:value-type="float" office:value="129217.0"/>
          <table:table-cell office:value-type="float" office:value="115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096.0"/>
          <table:table-cell office:value-type="float" office:value="102853.0"/>
          <table:table-cell office:value-type="float" office:value="66224.0"/>
          <table:table-cell office:value-type="float" office:value="67359.0"/>
          <table:table-cell office:value-type="float" office:value="56582.0"/>
          <table:table-cell office:value-type="float" office:value="78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04849"/>
          <table:table-cell office:value-type="float" office:value="0.7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29.0"/>
          <table:table-cell office:value-type="float" office:value="63556.0"/>
          <table:table-cell office:value-type="float" office:value="219964.0"/>
          <table:table-cell office:value-type="float" office:value="139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38.0"/>
          <table:table-cell office:value-type="float" office:value="165771.0"/>
          <table:table-cell office:value-type="float" office:value="119144.0"/>
          <table:table-cell office:value-type="float" office:value="108978.0"/>
          <table:table-cell office:value-type="float" office:value="155412.0"/>
          <table:table-cell office:value-type="float" office:value="305.0"/>
          <table:table-cell office:value-type="float" office:value="1.11524"/>
          <table:table-cell office:value-type="float" office:value="0.7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53.0"/>
          <table:table-cell office:value-type="float" office:value="1710.0"/>
          <table:table-cell office:value-type="float" office:value="63556.0"/>
          <table:table-cell office:value-type="float" office:value="219964.0"/>
          <table:table-cell office:value-type="float" office:value="138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38.0"/>
          <table:table-cell office:value-type="float" office:value="165771.0"/>
          <table:table-cell office:value-type="float" office:value="119144.0"/>
          <table:table-cell office:value-type="float" office:value="108978.0"/>
          <table:table-cell office:value-type="float" office:value="155412.0"/>
          <table:table-cell office:value-type="float" office:value="305.0"/>
          <table:table-cell office:value-type="float" office:value="0.695607"/>
          <table:table-cell office:value-type="float" office:value="0.3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2.0"/>
          <table:table-cell office:value-type="float" office:value="35786.0"/>
          <table:table-cell office:value-type="float" office:value="128869.0"/>
          <table:table-cell office:value-type="float" office:value="115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058.0"/>
          <table:table-cell office:value-type="float" office:value="102691.0"/>
          <table:table-cell office:value-type="float" office:value="66134.0"/>
          <table:table-cell office:value-type="float" office:value="67263.0"/>
          <table:table-cell office:value-type="float" office:value="56587.0"/>
          <table:table-cell office:value-type="float" office:value="78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10117"/>
          <table:table-cell office:value-type="float" office:value="0.75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6.0"/>
          <table:table-cell office:value-type="float" office:value="2147.0"/>
          <table:table-cell office:value-type="float" office:value="63923.0"/>
          <table:table-cell office:value-type="float" office:value="221480.0"/>
          <table:table-cell office:value-type="float" office:value="138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575.0"/>
          <table:table-cell office:value-type="float" office:value="166526.0"/>
          <table:table-cell office:value-type="float" office:value="119538.0"/>
          <table:table-cell office:value-type="float" office:value="109475.0"/>
          <table:table-cell office:value-type="float" office:value="155459.0"/>
          <table:table-cell office:value-type="float" office:value="305.0"/>
          <table:table-cell office:value-type="float" office:value="1.02064"/>
          <table:table-cell office:value-type="float" office:value="0.7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.0"/>
          <table:table-cell office:value-type="float" office:value="63923.0"/>
          <table:table-cell office:value-type="float" office:value="221480.0"/>
          <table:table-cell office:value-type="float" office:value="14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575.0"/>
          <table:table-cell office:value-type="float" office:value="166526.0"/>
          <table:table-cell office:value-type="float" office:value="119538.0"/>
          <table:table-cell office:value-type="float" office:value="109475.0"/>
          <table:table-cell office:value-type="float" office:value="155459.0"/>
          <table:table-cell office:value-type="float" office:value="305.0"/>
          <table:table-cell office:value-type="float" office:value="0.827046"/>
          <table:table-cell office:value-type="float" office:value="0.5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9.0"/>
          <table:table-cell office:value-type="float" office:value="36153.0"/>
          <table:table-cell office:value-type="float" office:value="130385.0"/>
          <table:table-cell office:value-type="float" office:value="108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195.0"/>
          <table:table-cell office:value-type="float" office:value="103446.0"/>
          <table:table-cell office:value-type="float" office:value="66528.0"/>
          <table:table-cell office:value-type="float" office:value="67760.0"/>
          <table:table-cell office:value-type="float" office:value="56646.0"/>
          <table:table-cell office:value-type="float" office:value="78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.02202"/>
          <table:table-cell office:value-type="float" office:value="0.72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69.0"/>
          <table:table-cell office:value-type="float" office:value="63640.0"/>
          <table:table-cell office:value-type="float" office:value="220305.0"/>
          <table:table-cell office:value-type="float" office:value="135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69.0"/>
          <table:table-cell office:value-type="float" office:value="165935.0"/>
          <table:table-cell office:value-type="float" office:value="119235.0"/>
          <table:table-cell office:value-type="float" office:value="109084.0"/>
          <table:table-cell office:value-type="float" office:value="155414.0"/>
          <table:table-cell office:value-type="float" office:value="305.0"/>
          <table:table-cell office:value-type="float" office:value="1.1781"/>
          <table:table-cell office:value-type="float" office:value="0.80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842.0"/>
          <table:table-cell office:value-type="float" office:value="63640.0"/>
          <table:table-cell office:value-type="float" office:value="220305.0"/>
          <table:table-cell office:value-type="float" office:value="139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69.0"/>
          <table:table-cell office:value-type="float" office:value="165935.0"/>
          <table:table-cell office:value-type="float" office:value="119235.0"/>
          <table:table-cell office:value-type="float" office:value="109084.0"/>
          <table:table-cell office:value-type="float" office:value="155414.0"/>
          <table:table-cell office:value-type="float" office:value="305.0"/>
          <table:table-cell office:value-type="float" office:value="0.733522"/>
          <table:table-cell office:value-type="float" office:value="0.4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2218.0"/>
          <table:table-cell office:value-type="float" office:value="35870.0"/>
          <table:table-cell office:value-type="float" office:value="129210.0"/>
          <table:table-cell office:value-type="float" office:value="11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089.0"/>
          <table:table-cell office:value-type="float" office:value="102855.0"/>
          <table:table-cell office:value-type="float" office:value="66225.0"/>
          <table:table-cell office:value-type="float" office:value="67369.0"/>
          <table:table-cell office:value-type="float" office:value="56589.0"/>
          <table:table-cell office:value-type="float" office:value="78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3.03593"/>
          <table:table-cell office:value-type="float" office:value="2.676"/>
          <table:table-cell office:value-type="float" office:value="2.0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355.0"/>
          <table:table-cell office:value-type="float" office:value="54073.0"/>
          <table:table-cell office:value-type="float" office:value="63690.0"/>
          <table:table-cell office:value-type="float" office:value="220484.0"/>
          <table:table-cell office:value-type="float" office:value="140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481.0"/>
          <table:table-cell office:value-type="float" office:value="166013.0"/>
          <table:table-cell office:value-type="float" office:value="119281.0"/>
          <table:table-cell office:value-type="float" office:value="109133.0"/>
          <table:table-cell office:value-type="float" office:value="155392.0"/>
          <table:table-cell office:value-type="float" office:value="305.0"/>
          <table:table-cell office:value-type="float" office:value="1.09898"/>
          <table:table-cell office:value-type="float" office:value="0.69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1615.0"/>
          <table:table-cell office:value-type="float" office:value="63690.0"/>
          <table:table-cell office:value-type="float" office:value="220484.0"/>
          <table:table-cell office:value-type="float" office:value="138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81.0"/>
          <table:table-cell office:value-type="float" office:value="166013.0"/>
          <table:table-cell office:value-type="float" office:value="119281.0"/>
          <table:table-cell office:value-type="float" office:value="109133.0"/>
          <table:table-cell office:value-type="float" office:value="155392.0"/>
          <table:table-cell office:value-type="float" office:value="305.0"/>
          <table:table-cell office:value-type="float" office:value="0.79655"/>
          <table:table-cell office:value-type="float" office:value="0.5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27.0"/>
          <table:table-cell office:value-type="float" office:value="35920.0"/>
          <table:table-cell office:value-type="float" office:value="129389.0"/>
          <table:table-cell office:value-type="float" office:value="108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101.0"/>
          <table:table-cell office:value-type="float" office:value="102933.0"/>
          <table:table-cell office:value-type="float" office:value="66271.0"/>
          <table:table-cell office:value-type="float" office:value="67418.0"/>
          <table:table-cell office:value-type="float" office:value="56571.0"/>
          <table:table-cell office:value-type="float" office:value="78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